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2.06cm" style:rel-column-width="7941*"/>
    </style:style>
    <style:style style:name="Table2.B" style:family="table-column">
      <style:table-column-properties style:column-width="14.94cm" style:rel-column-width="57594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ubtitle">
      <style:text-properties officeooo:rsid="0000d995" officeooo:paragraph-rsid="0000d995"/>
    </style:style>
    <style:style style:name="P2" style:family="paragraph" style:parent-style-name="Title">
      <style:text-properties officeooo:rsid="0000d995" officeooo:paragraph-rsid="0000d995"/>
    </style:style>
    <style:style style:name="P3" style:family="paragraph" style:parent-style-name="Text_20_body">
      <style:text-properties officeooo:rsid="00023307" officeooo:paragraph-rsid="00023307"/>
    </style:style>
    <style:style style:name="P4" style:family="paragraph" style:parent-style-name="Text_20_body">
      <style:text-properties officeooo:rsid="000fc01c" officeooo:paragraph-rsid="000fc01c"/>
    </style:style>
    <style:style style:name="P5" style:family="paragraph" style:parent-style-name="Text_20_body">
      <style:text-properties officeooo:rsid="0013f937" officeooo:paragraph-rsid="0013f937"/>
    </style:style>
    <style:style style:name="P6" style:family="paragraph" style:parent-style-name="Preformatted_20_Text">
      <style:text-properties officeooo:paragraph-rsid="000708d2"/>
    </style:style>
    <style:style style:name="P7" style:family="paragraph" style:parent-style-name="Text_20_body">
      <style:text-properties officeooo:paragraph-rsid="000708d2"/>
    </style:style>
    <style:style style:name="P8" style:family="paragraph" style:parent-style-name="Preformatted_20_Text">
      <style:text-properties officeooo:rsid="000cd9d1" officeooo:paragraph-rsid="000cd9d1"/>
    </style:style>
    <style:style style:name="P9" style:family="paragraph" style:parent-style-name="Text_20_body">
      <style:text-properties officeooo:rsid="000cd9d1" officeooo:paragraph-rsid="000cd9d1"/>
    </style:style>
    <style:style style:name="P10" style:family="paragraph" style:parent-style-name="Preformatted_20_Text">
      <style:text-properties officeooo:paragraph-rsid="0013f937"/>
    </style:style>
    <style:style style:name="P11" style:family="paragraph" style:parent-style-name="Text_20_body">
      <style:text-properties officeooo:paragraph-rsid="0013f937"/>
    </style:style>
    <style:style style:name="P12" style:family="paragraph" style:parent-style-name="Preformatted_20_Text">
      <style:text-properties officeooo:paragraph-rsid="00151c7f"/>
    </style:style>
    <style:style style:name="P13" style:family="paragraph" style:parent-style-name="Preformatted_20_Text">
      <style:text-properties officeooo:paragraph-rsid="00180405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3b5" officeooo:paragraph-rsid="0008a3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b24" officeooo:paragraph-rsid="00099b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f96" officeooo:paragraph-rsid="000ae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paragraph-rsid="0000d995"/>
    </style:style>
    <style:style style:name="P19" style:family="paragraph" style:parent-style-name="Text_20_body">
      <style:text-properties officeooo:rsid="000568ab" officeooo:paragraph-rsid="000568ab"/>
    </style:style>
    <style:style style:name="P20" style:family="paragraph" style:parent-style-name="Text_20_body">
      <style:text-properties officeooo:paragraph-rsid="0008a3b5"/>
    </style:style>
    <style:style style:name="P21" style:family="paragraph" style:parent-style-name="Text_20_body">
      <style:text-properties officeooo:paragraph-rsid="000fc01c"/>
    </style:style>
    <style:style style:name="P22" style:family="paragraph" style:parent-style-name="Text_20_body">
      <style:text-properties officeooo:rsid="00134711" officeooo:paragraph-rsid="00134711"/>
    </style:style>
    <style:style style:name="P23" style:family="paragraph" style:parent-style-name="Text_20_body">
      <style:text-properties officeooo:paragraph-rsid="00156b31"/>
    </style:style>
    <style:style style:name="P24" style:family="paragraph" style:parent-style-name="Text_20_body">
      <style:text-properties officeooo:rsid="00180405" officeooo:paragraph-rsid="00180405"/>
    </style:style>
    <style:style style:name="P25" style:family="paragraph" style:parent-style-name="Heading_20_1">
      <style:text-properties officeooo:rsid="0000d995" officeooo:paragraph-rsid="0000d995"/>
    </style:style>
    <style:style style:name="P26" style:family="paragraph" style:parent-style-name="Heading_20_1">
      <style:text-properties officeooo:rsid="00023307" officeooo:paragraph-rsid="00023307"/>
    </style:style>
    <style:style style:name="P27" style:family="paragraph" style:parent-style-name="Heading_20_1">
      <style:text-properties officeooo:rsid="0008a3b5" officeooo:paragraph-rsid="0008a3b5"/>
    </style:style>
    <style:style style:name="P28" style:family="paragraph" style:parent-style-name="Heading_20_1">
      <style:text-properties officeooo:rsid="001b88de" officeooo:paragraph-rsid="001b88de"/>
    </style:style>
    <style:style style:name="P29" style:family="paragraph" style:parent-style-name="Heading_20_2">
      <style:text-properties officeooo:rsid="0008a3b5" officeooo:paragraph-rsid="0008a3b5"/>
    </style:style>
    <style:style style:name="P30" style:family="paragraph" style:parent-style-name="Heading_20_2">
      <style:text-properties officeooo:rsid="000fc01c" officeooo:paragraph-rsid="000fc01c"/>
    </style:style>
    <style:style style:name="P31" style:family="paragraph" style:parent-style-name="Heading_20_2">
      <style:text-properties officeooo:rsid="0013f937" officeooo:paragraph-rsid="0013f937"/>
    </style:style>
    <style:style style:name="P32" style:family="paragraph" style:parent-style-name="Text_20_body" style:list-style-name="L1">
      <style:text-properties officeooo:paragraph-rsid="0000d995"/>
    </style:style>
    <style:style style:name="P33" style:family="paragraph" style:parent-style-name="Text_20_body" style:list-style-name="L2">
      <style:text-properties officeooo:paragraph-rsid="0000d995"/>
    </style:style>
    <style:style style:name="P34" style:family="paragraph" style:parent-style-name="Text_20_body">
      <style:text-properties officeooo:rsid="0008a3b5" officeooo:paragraph-rsid="0008a3b5"/>
    </style:style>
    <style:style style:name="P35" style:family="paragraph" style:parent-style-name="Text_20_body">
      <style:text-properties officeooo:rsid="000fc01c" officeooo:paragraph-rsid="000fc01c"/>
    </style:style>
    <style:style style:name="P36" style:family="paragraph" style:parent-style-name="Text_20_body" style:list-style-name="L3">
      <style:text-properties officeooo:paragraph-rsid="00134711"/>
    </style:style>
    <style:style style:name="P37" style:family="paragraph" style:parent-style-name="Text_20_body">
      <style:text-properties officeooo:rsid="00134711" officeooo:paragraph-rsid="00134711"/>
    </style:style>
    <style:style style:name="P38" style:family="paragraph" style:parent-style-name="Text_20_body" style:list-style-name="L4">
      <style:text-properties officeooo:paragraph-rsid="0019091e"/>
    </style:style>
    <style:style style:name="P39" style:family="paragraph" style:parent-style-name="Text_20_body">
      <style:text-properties officeooo:paragraph-rsid="0019091e"/>
    </style:style>
    <style:style style:name="P40" style:family="paragraph" style:parent-style-name="Text_20_body">
      <style:text-properties officeooo:paragraph-rsid="001b88de"/>
    </style:style>
    <style:style style:name="T1" style:family="text">
      <style:text-properties officeooo:rsid="0000d995"/>
    </style:style>
    <style:style style:name="T2" style:family="text">
      <style:text-properties officeooo:rsid="00039a3d"/>
    </style:style>
    <style:style style:name="T3" style:family="text">
      <style:text-properties officeooo:rsid="0003cb70"/>
    </style:style>
    <style:style style:name="T4" style:family="text">
      <style:text-properties officeooo:rsid="000568ab"/>
    </style:style>
    <style:style style:name="T5" style:family="text">
      <style:text-properties officeooo:rsid="000708d2"/>
    </style:style>
    <style:style style:name="T6" style:family="text">
      <style:text-properties officeooo:rsid="0008a3b5"/>
    </style:style>
    <style:style style:name="T7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fo:color="#50200c" loext:opacity="100%" style:font-name="Liberation Mono" fo:font-size="10pt" officeooo:rsid="0010a7a2" style:font-name-asian="NSimSun1" style:font-size-asian="10pt" style:font-name-complex="Liberation Mono" style:font-size-complex="10pt"/>
    </style:style>
    <style:style style:name="T9" style:family="text">
      <style:text-properties fo:color="#50200c" loext:opacity="100%" style:font-name="Liberation Mono" fo:font-size="10pt" officeooo:rsid="00180405" style:font-name-asian="NSimSun1" style:font-size-asian="10pt" style:font-name-complex="Liberation Mono" style:font-size-complex="10pt"/>
    </style:style>
    <style:style style:name="T10" style:family="text">
      <style:text-properties officeooo:rsid="000fc01c"/>
    </style:style>
    <style:style style:name="T11" style:family="text">
      <style:text-properties officeooo:rsid="00134711"/>
    </style:style>
    <style:style style:name="T12" style:family="text">
      <style:text-properties officeooo:rsid="0013f937"/>
    </style:style>
    <style:style style:name="T13" style:family="text">
      <style:text-properties officeooo:rsid="00156b31"/>
    </style:style>
    <style:style style:name="T14" style:family="text">
      <style:text-properties officeooo:rsid="001646a0"/>
    </style:style>
    <style:style style:name="T15" style:family="text">
      <style:text-properties officeooo:rsid="00180405"/>
    </style:style>
    <style:style style:name="T16" style:family="text">
      <style:text-properties officeooo:rsid="0019091e"/>
    </style:style>
    <style:style style:name="T17" style:family="text">
      <style:text-properties officeooo:rsid="001afb8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5cm" fo:text-indent="-0.635cm" fo:margin-left="1.69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5cm" fo:text-indent="-0.635cm" fo:margin-left="2.96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cm" fo:text-indent="-0.635cm" fo:margin-left="3.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5cm" fo:text-indent="-0.635cm" fo:margin-left="4.2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al <text:span text:style-name="T17">Banco de Dados </text:span>SQLite</text:p>
      <text:p text:style-name="P1">20/05/2022</text:p>
      <text:h text:style-name="P25" text:outline-level="1">Introdução</text:h>
      <text:p text:style-name="P18">Nesse tutorial você <text:span text:style-name="T1">aprenderá a mexer no banco de dados SQLite.</text:span></text:p>
      <text:p text:style-name="P18">SQLite é uma biblioteca que implementa um mecanismo de banco de dados SQL transacional autônomo, sem servidor, com zero de configuração. É simplesmente baixar e usar.</text:p>
      <text:p text:style-name="P18">SQLite é um banco de dados incorporado à aplicação (“embedded”), que ao contrário da maioria dos bancos de dados SQL, não tem um processo de servidor separado. O SQLite lê e grava diretamente em arquivos comuns. Um banco de dados SQL completo com múltiplas tabelas, índices, triggers e views, está contido em um único arquivo. O formato do arquivo de banco de dados é multiplataforma – você pode copiar livremente um banco de dados entre sistemas de 32 bits e 64 bits ou entre arquiteturas big-endian e little-endian. Esses recursos tornam o SQLite uma escolha popular para aplicativos, como em tablets e smartphones.</text:p>
      <text:p text:style-name="P18">SQLite não é diretamente comparável <text:span text:style-name="T1">a</text:span> bancos de dados SQL cliente/servidor, como o MySQL, Oracle, PostgreSQL ou SQL Server, já que a proposta do SQLite é resolver um problema diferente. Siga os passos abaixo e descubra se o SQLite é apropriado para <text:span text:style-name="T1">seu aplicativo</text:span>:</text:p>
      <text:list xml:id="list4094549572" text:style-name="L1">
        <text:list-item>
          <text:p text:style-name="P32">Os dados são separados <text:span text:style-name="T1">do aplicativo </text:span>por uma rede? → escolha cliente / servidor</text:p>
        </text:list-item>
        <text:list-item>
          <text:p text:style-name="P32">Muitos acessos simultâneos de escrita no banco? → escolha cliente / servidor</text:p>
        </text:list-item>
        <text:list-item>
          <text:p text:style-name="P32">Grande quantidade de dados? → escolha cliente / servidor</text:p>
        </text:list-item>
        <text:list-item>
          <text:p text:style-name="P32">Caso contrário → escolha SQLite!</text:p>
        </text:list-item>
      </text:list>
      <text:p text:style-name="P18">Para armazenamento local com baixa concorrência de escrita e menos de um terabyte de conteúdo, SQLite é quase sempre uma solução melhor. SQLite é rápido e confiável e não requer nenhuma configuração ou manutenção. Mantém a<text:span text:style-name="T1">s</text:span> coisa<text:span text:style-name="T1">s</text:span> simples. SQLite “simplesmente funciona”.</text:p>
      <text:h text:style-name="P25" text:outline-level="1">Criando um banco de dados SQLite e mexendo nele…</text:h>
      <text:p text:style-name="P18"><text:span text:style-name="T1">Vamos</text:span> criar um banco de dados SQLite, criar uma tabela de exemplo e popular ela pelo programa “sqlite3”.</text:p>
      <text:list xml:id="list3982507926" text:style-name="L2">
        <text:list-item>
          <text:p text:style-name="P33">Baixe e descompacte o arquivo “sqlite-tools-TEU-SISTEMA-OPERACIONAL.zip” referente ao seu sistema operacional pelo site oficial: <text:a xlink:type="simple" xlink:href="https://www.sqlite.org/download.html" text:style-name="Internet_20_link" text:visited-style-name="Visited_20_Internet_20_Link">https://www.sqlite.org/download.html</text:a>. Esse arquivo é um pacote de ferramentas de linha de comando para gerenciar banco de dados SQLite. Nesse tutorial você só <text:span text:style-name="T1">precisará</text:span> do programa <text:span text:style-name="Source_20_Text">sqlite3</text:span>.</text:p>
        </text:list-item>
        <text:list-item>
          <text:p text:style-name="P33">Execute o programa <text:span text:style-name="Source_20_Text">sqlite3</text:span>. <text:span text:style-name="T1">Será aberto </text:span>um terminal de linhas de comando.</text:p>
        </text:list-item>
        <text:list-item>
          <text:p text:style-name="P33">Digite o comando <text:span text:style-name="Source_20_Text">.help</text:span> para exibir uma lista com a descrição dos comandos existente<text:span text:style-name="T1">s</text:span>.</text:p>
        </text:list-item>
        <text:list-item>
          <text:p text:style-name="P33">Digite o comando <text:span text:style-name="Source_20_Text">.open meuBanco.db</text:span> para abrir o arquivo <text:span text:style-name="Source_20_Text">meuBanco.db</text:span>. Se ele não existir, será criado um novo. Esse arquivo representa um banco de dados SQLite.</text:p>
        </text:list-item>
        <text:list-item>
          <text:p text:style-name="P33"><text:soft-page-break/>Com o arquivo de banco de dados aberto, você pode executar comandos SQL nele. Você pode separar <text:span text:style-name="T1">um</text:span> comando SQL em várias linhas, sendo que a última linha deve terminar com um ponto-e-vírgula.</text:p>
        </text:list-item>
        <text:list-item>
          <text:p text:style-name="P33">Para criar uma tabela <text:span text:style-name="Source_20_Text">Produto</text:span>, digite o seguinte comando SQL (você pode copiar e colar):</text:p>
        </text:list-item>
      </text:list>
      <text:p text:style-name="Preformatted_20_Text">CREATE TABLE Produto (</text:p>
      <text:p text:style-name="Preformatted_20_Text"><text:s text:c="4"/>codigo INTEGER PRIMARY KEY,</text:p>
      <text:p text:style-name="Preformatted_20_Text"><text:s text:c="4"/>nome VARCHAR(128) NOT NULL,</text:p>
      <text:p text:style-name="Preformatted_20_Text"><text:s text:c="4"/>descricao VARCHAR(512),</text:p>
      <text:p text:style-name="Preformatted_20_Text"><text:s text:c="4"/>quantidade INTEGER NOT NULL,</text:p>
      <text:p text:style-name="Preformatted_20_Text"><text:s text:c="4"/>valor DOUBLE NOT NULL</text:p>
      <text:p text:style-name="Preformatted_20_Text">);</text:p>
      <text:list xml:id="list233207949409423" text:continue-numbering="true" text:style-name="L2">
        <text:list-item>
          <text:p text:style-name="P33">Se você digitar o comando <text:span text:style-name="Source_20_Text">.tables</text:span>, serão listadas todas as tabelas criadas no banco. Nesse caso, apenas a tabela <text:span text:style-name="Source_20_Text">Produto</text:span> será listada.</text:p>
        </text:list-item>
        <text:list-item>
          <text:p text:style-name="P33">Com a tabela <text:span text:style-name="Source_20_Text">Produto</text:span> criada, você pode popular ela. Quando você define uma coluna como <text:span text:style-name="Source_20_Text">INTEGER PRIMARY KEY</text:span>, nesse caso, a coluna <text:span text:style-name="Source_20_Text">c</text:span><text:span text:style-name="Source_20_Text"><text:span text:style-name="T1">o</text:span></text:span><text:span text:style-name="Source_20_Text">digo</text:span>, você pode inserir um registro à tabela omitindo essa coluna, que o SQLite automaticamente gera um valor para ela. Digite os seguintes comandos para adicionar registros à tabela <text:span text:style-name="Source_20_Text">Produto</text:span>:</text:p>
        </text:list-item>
      </text:list>
      <text:p text:style-name="Preformatted_20_Text">INSERT INTO Produto (nome, descricao, quantidade, valor)</text:p>
      <text:p text:style-name="Preformatted_20_Text">VALUES (“Geladeira”, “duplex, frostfree”, 34, 1234.12);</text:p>
      <text:p text:style-name="Preformatted_20_Text"/>
      <text:p text:style-name="Preformatted_20_Text">INSERT INTO Produto (nome, descricao, quantidade, valor)</text:p>
      <text:p text:style-name="Preformatted_20_Text">VALUES (“Micro-ondas”, “20 litros, 220V”, 12, 419.90);</text:p>
      <text:p text:style-name="Preformatted_20_Text"/>
      <text:p text:style-name="Preformatted_20_Text">INSERT INTO Produto (nome, descricao, quantidade, valor)</text:p>
      <text:p text:style-name="Preformatted_20_Text">VALUES (“Fogão”, “5 bocas, inox”, 8, 599.99);</text:p>
      <text:list xml:id="list233208571532741" text:continue-numbering="true" text:style-name="L2">
        <text:list-item>
          <text:p text:style-name="P33">Para exibir os registros da tabela <text:span text:style-name="Source_20_Text">Produto</text:span>, digite o comando <text:span text:style-name="Source_20_Text">SELECT * FROM Produto;</text:span>.</text:p>
        </text:list-item>
        <text:list-item>
          <text:p text:style-name="P33">Para sair do programa, digite o comando <text:span text:style-name="Source_20_Text">.quit</text:span>.</text:p>
        </text:list-item>
      </text:list>
      <text:h text:style-name="P26" text:outline-level="1">Programas auxiliares</text:h>
      <text:p text:style-name="P3">O programa DB Browser for SQLite é ótimo para gerenciar bancos de dados sqlite via interface gráfica. Você pode baixá-lo em <text:a xlink:type="simple" xlink:href="https://sqlitebrowser.org/" text:style-name="Internet_20_link" text:visited-style-name="Visited_20_Internet_20_Link">https://sqlitebrowser.org/</text:a>.</text:p>
      <text:p text:style-name="P3">O programa SchemaSpy consegue gerar diagramas entidade-relacionamento de <text:span text:style-name="T2">vários tipos de banco de dados, entre eles, o sqlite!</text:span> Você pode baixá-lo em <text:a xlink:type="simple" xlink:href="https://schemaspy.org/" text:style-name="Internet_20_link" text:visited-style-name="Visited_20_Internet_20_Link">https://schemaspy.org/</text:a>. <text:span text:style-name="T2">Como o programa é escrito em Java, para abrir um banco de dados sqlite, você precisa do respectivo driver sqlite-jdbc, que pode ser baixado em </text:span><text:a xlink:type="simple" xlink:href="https://github.com/xerial/sqlite-jdbc" text:style-name="Internet_20_link" text:visited-style-name="Visited_20_Internet_20_Link"><text:span text:style-name="T2">https://github.com/xerial/sqlite-jdbc</text:span></text:a><text:span text:style-name="T2">. </text:span><text:span text:style-name="T3">Para gerar o diagrama entidade-relacionamento, execute o seguinte comando, alterando os argumentos conforme tua realidade:</text:span></text:p>
      <text:p text:style-name="P6">java -jar schemaspy-6.1.0.jar -t sqlite-xerial -dp sqlite-jdbc-3.36.0.3.jar <text:span text:style-name="T5">\</text:span></text:p>
      <text:p text:style-name="P6"><text:s/>-db escola.db -o diagrama -sso <text:s/>-cat % -s sqlite_schema -vizjs</text:p>
      <text:p text:style-name="P7"><text:span text:style-name="T3">O comando </text:span><text:span text:style-name="Source_20_Text"><text:span text:style-name="T3">java -jar schemaspy-6.1.0.jar</text:span></text:span> <text:span text:style-name="T3">executa o </text:span><text:span text:style-name="T4">s</text:span><text:span text:style-name="T3">chema</text:span><text:span text:style-name="T4">s</text:span><text:span text:style-name="T3">py, que atualmente se encontra na versão </text:span><text:span text:style-name="Source_20_Text"><text:span text:style-name="T3">6.1.0</text:span></text:span><text:span text:style-name="T3">. O argumento </text:span><text:span text:style-name="Source_20_Text"><text:span text:style-name="T3">-t sqlite-xerial</text:span></text:span> <text:span text:style-name="T4">especifica que o driver JDBC usado é o sqlite da xerial. O argumento </text:span><text:span text:style-name="Source_20_Text"><text:span text:style-name="T4">-dp sqlite-jdbc-3.36.0.3.jar</text:span></text:span><text:span text:style-name="T4"> especifica a localização do driver JDBC, que atualmente se encontra na versão </text:span><text:span text:style-name="Source_20_Text"><text:span text:style-name="T4">3.36.0.3</text:span></text:span><text:span text:style-name="T4">. O argumento </text:span><text:span text:style-name="Source_20_Text"><text:span text:style-name="T4">-db escola.db</text:span></text:span><text:span text:style-name="T4"> especifica que o diagrama será gerado a partir do banco de dados </text:span><text:span text:style-name="Source_20_Text"><text:span text:style-name="T4">escola.db</text:span></text:span><text:span text:style-name="T4">. O argumento </text:span><text:span text:style-name="Source_20_Text"><text:span text:style-name="T4">-o diagrama</text:span></text:span> <text:span text:style-name="T4">especifica que o diagrama será gerado na pasta </text:span><text:span text:style-name="Source_20_Text"><text:span text:style-name="T4">diagrama</text:span></text:span>. <text:span text:style-name="T4">O argumento </text:span><text:span text:style-name="Source_20_Text"><text:span text:style-name="T4">-sso</text:span></text:span> <text:span text:style-name="T4">especifica que não será usado </text:span><text:soft-page-break/><text:span text:style-name="T4">usuário e senha. Na versão </text:span><text:span text:style-name="Source_20_Text"><text:span text:style-name="T4">6.1.0</text:span></text:span><text:span text:style-name="T4"> os argumentos </text:span><text:span text:style-name="Source_20_Text"><text:span text:style-name="T4">-cat % -s sqlite_schema</text:span></text:span><text:span text:style-name="T4"> são necessários para funcionar </text:span><text:span text:style-name="T5">com o sqlite</text:span><text:span text:style-name="T4">, espero que isso mude para próximas versões. O argumento </text:span><text:span text:style-name="Source_20_Text"><text:span text:style-name="T4">-vizjs</text:span></text:span><text:span text:style-name="T4"> especifica que o diagrama será gerado usando a biblioteca viz.js, já instalada com o schemaspy.</text:span></text:p>
      <text:p text:style-name="P19">Entretanto, <text:span text:style-name="T5">no meu caso,</text:span> o schemaspy-6.1.0 <text:span text:style-name="T5">não funcionou com </text:span>o viz.js. Dessa forma, precisei instalar o <text:span text:style-name="T5">Graphiz, alternativa usada pelo schemaspy para gerar o diagrama. Você pode baixá-lo em </text:span><text:a xlink:type="simple" xlink:href="http://www.graphviz.org/download/" text:style-name="Internet_20_link" text:visited-style-name="Visited_20_Internet_20_Link"><text:span text:style-name="T5">http://www.graphviz.org/download/</text:span></text:a><text:span text:style-name="T5">. Para gerar o diagrama usando o graphviz, apenas omita o argumento </text:span><text:span text:style-name="Source_20_Text"><text:span text:style-name="T5">-vizjs</text:span></text:span><text:span text:style-name="T5">:</text:span></text:p>
      <text:p text:style-name="P6">java -jar schemaspy-6.1.0.jar -t sqlite-xerial -dp sqlite-jdbc-3.36.0.3.jar <text:span text:style-name="T5">\</text:span></text:p>
      <text:p text:style-name="P6"><text:s/>-db escola.db -o diagrama -sso <text:s/>-cat % -s sqlite_schema</text:p>
      <text:h text:style-name="P27" text:outline-level="1"><text:span text:style-name="T7">C</text:span>omandos SQL</text:h>
      <text:h text:style-name="Heading_20_2" text:outline-level="2">SELECT</text:h>
      <text:p text:style-name="P20">Consulta ou Query. <text:span text:style-name="T6">Para buscar todos os registros da tabela endereco:</text:span></text:p>
      <text:p text:style-name="Preformatted_20_Text">select * from endereco;</text:p>
      <text:p text:style-name="Text_20_body"><text:span text:style-name="T6">Para </text:span>buscar determinados campos dos registros da tabela:</text:p>
      <text:p text:style-name="Preformatted_20_Text">select logradouro, cidade from endereco;</text:p>
      <text:p text:style-name="P20">Frequentemente, usamos a instrução <text:span text:style-name="Source_20_Text">SELECT</text:span> para consultar dados de uma ou mais tabelas. A sintaxe da instrução <text:span text:style-name="Source_20_Text">SELECT</text:span> é a seguinte:</text:p>
      <text:p text:style-name="Preformatted_20_Text">SELECT DISTINCT column_list</text:p>
      <text:p text:style-name="Preformatted_20_Text">FROM table_list</text:p>
      <text:p text:style-name="Preformatted_20_Text"><text:s text:c="2"/>JOIN table ON join_condition</text:p>
      <text:p text:style-name="Preformatted_20_Text">WHERE row_filter</text:p>
      <text:p text:style-name="Preformatted_20_Text">ORDER BY column</text:p>
      <text:p text:style-name="Preformatted_20_Text">LIMIT count OFFSET offset</text:p>
      <text:p text:style-name="Preformatted_20_Text">GROUP BY column</text:p>
      <text:p text:style-name="Preformatted_20_Text">HAVING group_filter;</text:p>
      <text:h text:style-name="Heading_20_2" text:outline-level="2">ORDER BY</text:h>
      <text:p text:style-name="P20">SQLite armazena dados nas tabelas em uma ordem não especificada. Isso significa que as linhas da tabela podem ou não estar na ordem em que foram inseridas.</text:p>
      <text:p text:style-name="P20">Para ordenar o conjunto de resultados, você adiciona a cláusula <text:span text:style-name="Source_20_Text">ORDER BY</text:span> à instrução <text:span text:style-name="Source_20_Text">SELECT</text:span> da seguinte maneira:</text:p>
      <text:p text:style-name="Preformatted_20_Text">SELECT</text:p>
      <text:p text:style-name="Preformatted_20_Text"><text:s text:c="3"/>select_list</text:p>
      <text:p text:style-name="Preformatted_20_Text">FROM</text:p>
      <text:p text:style-name="Preformatted_20_Text"><text:s text:c="3"/>table</text:p>
      <text:p text:style-name="Preformatted_20_Text">ORDER BY</text:p>
      <text:p text:style-name="Preformatted_20_Text"><text:s text:c="4"/>column_1 ASC,</text:p>
      <text:p text:style-name="Preformatted_20_Text"><text:s text:c="4"/>column_2 DESC;</text:p>
      <text:p text:style-name="P20">A palavra-chave <text:span text:style-name="Source_20_Text">ASC</text:span> significa crescente. E a palavra-chave <text:span text:style-name="Source_20_Text">DESC</text:span> significa decrescente. Se você não especificar a palavra-chave <text:span text:style-name="Source_20_Text">ASC</text:span> ou <text:span text:style-name="Source_20_Text">DESC</text:span>, o SQLite ordena o conjunto de resultados usando a opção <text:span text:style-name="Source_20_Text">ASC</text:span>. <text:s/><text:span text:style-name="T6">Exemplos:</text:span></text:p>
      <text:p text:style-name="Preformatted_20_Text">SELECT * FROM aluno ORDER BY data_nascimento;</text:p>
      <text:p text:style-name="Preformatted_20_Text">SELECT * FROM aluno ORDER BY data_nascimento DESC;</text:p>
      <text:p text:style-name="P20"><text:soft-page-break/>Caso você queira ordenar o conjunto de resultados por várias colunas, use uma vírgula (,) para separar as colunas. A cláusula <text:span text:style-name="Source_20_Text">ORDER BY</text:span> ordena as linhas usando colunas ou expressões da esquerda para a direita. Em outras palavras, a cláusula <text:span text:style-name="Source_20_Text">ORDER BY</text:span> ordena as linhas usando a primeira coluna da lista. Em seguida, ela ordena as linhas ordenadas usando a segunda coluna e assim por diante.</text:p>
      <text:p text:style-name="Preformatted_20_Text">SELECT * FROM aluno ORDER BY data_nascimento DESC, nome;</text:p>
      <text:h text:style-name="Heading_20_2" text:outline-level="2">DISTINCT</text:h>
      <text:p text:style-name="P20">A cláusula <text:span text:style-name="Source_20_Text">DISTINCT</text:span> permite remover as linhas duplicadas no conjunto de resultados. <text:span text:style-name="T6">Para saber todas as cidades cadastradas, dessa forma talvez venham resultados repetidos:</text:span></text:p>
      <text:p text:style-name="Preformatted_20_Text">select cidade from endereco;</text:p>
      <text:p text:style-name="P34">Agora, sem resultados repetidos e ordenados:</text:p>
      <text:p text:style-name="Preformatted_20_Text">select distinct cidade from endereco order by cidade;</text:p>
      <text:h text:style-name="Heading_20_2" text:outline-level="2">WHERE</text:h>
      <text:p text:style-name="P20">Você adiciona uma cláusula <text:span text:style-name="Source_20_Text">WHERE</text:span> à instrução <text:span text:style-name="Source_20_Text">SELECT</text:span> para filtrar as linhas retornadas pela consulta. Ela aparece após a cláusula <text:span text:style-name="Source_20_Text">FROM</text:span> como a seguinte instrução:</text:p>
      <text:p text:style-name="Preformatted_20_Text">SELECT</text:p>
      <text:p text:style-name="Preformatted_20_Text"><text:s text:c="2"/>column_list</text:p>
      <text:p text:style-name="Preformatted_20_Text">FROM</text:p>
      <text:p text:style-name="Preformatted_20_Text"><text:s text:c="2"/>table</text:p>
      <text:p text:style-name="Preformatted_20_Text">WHERE</text:p>
      <text:p text:style-name="Preformatted_20_Text"><text:s text:c="2"/>search_condition;</text:p>
      <text:p text:style-name="P20">Além da instrução <text:span text:style-name="Source_20_Text">SELECT</text:span>, você pode usar a cláusula <text:span text:style-name="Source_20_Text">WHERE</text:span> nas instruções <text:span text:style-name="Source_20_Text">UPDATE</text:span> e <text:span text:style-name="Source_20_Text">DELETE</text:span>.</text:p>
      <text:h text:style-name="Heading_20_2" text:outline-level="2">Operadores <text:span text:style-name="T6">relacionais (</text:span>de comparação<text:span text:style-name="T6">)</text:span></text:h>
      <text:p text:style-name="P20">A <text:span text:style-name="T6">seguinte </text:span>tabela ilustra os operadores de comparação que você pode usar para construir expressões:</text:p>
      <table:table table:name="Table1" table:style-name="Table1" table:template-name="Academic">
        <table:table-column table:style-name="Table1.A"/>
        <table:table-column table:style-name="Table1.B"/>
        <table:table-row table:style-name="TableLine2195058680192">
          <table:table-cell table:style-name="Table1.A1" office:value-type="string">
            <text:p text:style-name="P15">Operador</text:p>
          </table:table-cell>
          <table:table-cell table:style-name="Table1.A1" office:value-type="string">
            <text:p text:style-name="P15">Significado</text:p>
          </table:table-cell>
        </table:table-row>
        <table:table-row table:style-name="TableLine2195058676656">
          <table:table-cell table:style-name="Table1.A2" office:value-type="string">
            <text:p text:style-name="P15">=</text:p>
          </table:table-cell>
          <table:table-cell table:style-name="Table1.A2" office:value-type="string">
            <text:p text:style-name="P15">Igual</text:p>
          </table:table-cell>
        </table:table-row>
        <table:table-row table:style-name="TableLine2195058685632">
          <table:table-cell table:style-name="Table1.A2" office:value-type="string">
            <text:p text:style-name="P15">&lt;&gt; or !=</text:p>
          </table:table-cell>
          <table:table-cell table:style-name="Table1.A2" office:value-type="string">
            <text:p text:style-name="P15">Diferente</text:p>
          </table:table-cell>
        </table:table-row>
        <table:table-row table:style-name="TableLine2195058681824">
          <table:table-cell table:style-name="Table1.A2" office:value-type="string">
            <text:p text:style-name="P14">&lt;</text:p>
          </table:table-cell>
          <table:table-cell table:style-name="Table1.A2" office:value-type="string">
            <text:p text:style-name="P15">Menor</text:p>
          </table:table-cell>
        </table:table-row>
        <table:table-row table:style-name="TableLine2195058689712">
          <table:table-cell table:style-name="Table1.A2" office:value-type="string">
            <text:p text:style-name="P14">&gt;</text:p>
          </table:table-cell>
          <table:table-cell table:style-name="Table1.A2" office:value-type="string">
            <text:p text:style-name="P15">Maior</text:p>
          </table:table-cell>
        </table:table-row>
        <table:table-row table:style-name="TableLine2195058683456">
          <table:table-cell table:style-name="Table1.A2" office:value-type="string">
            <text:p text:style-name="P14">&lt;<text:span text:style-name="T6">=</text:span></text:p>
          </table:table-cell>
          <table:table-cell table:style-name="Table1.A2" office:value-type="string">
            <text:p text:style-name="P15">Menor ou igual</text:p>
          </table:table-cell>
        </table:table-row>
        <table:table-row table:style-name="TableLine2195058677200">
          <table:table-cell table:style-name="Table1.A7" office:value-type="string">
            <text:p text:style-name="P14">&gt;<text:span text:style-name="T6">=</text:span></text:p>
          </table:table-cell>
          <table:table-cell table:style-name="Table1.A7" office:value-type="string">
            <text:p text:style-name="P15">Maior ou igual</text:p>
          </table:table-cell>
        </table:table-row>
      </table:table>
      <text:p text:style-name="P20"/>
      <text:h text:style-name="P29" text:outline-level="2">Operadores lógicos</text:h>
      <text:p text:style-name="P20">Observe que o SQLite não fornece o tipo de dados booleano, portanto, 1 significa TRUE e 0 significa FALSE. A <text:span text:style-name="T6">seguinte </text:span>tabela ilustra os operadores lógicos SQLite:</text:p>
      <table:table table:name="Table2" table:style-name="Table2" table:template-name="Academic">
        <table:table-column table:style-name="Table2.A"/>
        <table:table-column table:style-name="Table2.B"/>
        <table:table-row table:style-name="TableLine2195058676112">
          <table:table-cell table:style-name="Table2.A1" office:value-type="string">
            <text:p text:style-name="P16">Operador</text:p>
          </table:table-cell>
          <table:table-cell table:style-name="Table2.A1" office:value-type="string">
            <text:p text:style-name="P16">Significado</text:p>
          </table:table-cell>
        </table:table-row>
        <table:table-row table:style-name="TableLine2195058674480">
          <table:table-cell table:style-name="Table2.A2" office:value-type="string">
            <text:p text:style-name="P16">AND</text:p>
          </table:table-cell>
          <table:table-cell table:style-name="Table2.B2" office:value-type="float" office:value="0">
            <text:p text:style-name="P16">0</text:p>
          </table:table-cell>
        </table:table-row>
        <table:table-row table:style-name="Table2.3">
          <table:table-cell table:style-name="Table2.A2" office:value-type="string">
            <text:p text:style-name="P17">NOT</text:p>
          </table:table-cell>
          <table:table-cell table:style-name="Table2.B2" office:value-type="float" office:value="0">
            <text:p text:style-name="P17">0</text:p>
          </table:table-cell>
        </table:table-row>
        <table:table-row table:style-name="Table2.3">
          <table:table-cell table:style-name="Table2.A4" office:value-type="string">
            <text:p text:style-name="P17">OR</text:p>
          </table:table-cell>
          <table:table-cell table:style-name="Table2.B4" office:value-type="float" office:value="0">
            <text:p text:style-name="P17">0</text:p>
          </table:table-cell>
        </table:table-row>
      </table:table>
      <text:p text:style-name="P20"><text:soft-page-break/></text:p>
      <text:p text:style-name="P9">Exemplos. Para buscar usuários com idade entre 18 e 65 anos:</text:p>
      <text:p text:style-name="P8">SELECT * FROM usuarios WHERE idade&gt;=18 AND idade&lt;= 65;</text:p>
      <text:p text:style-name="P9">Para buscar usuários cujo nome seja Maria ou João:</text:p>
      <text:p text:style-name="P8">SELECT * FROM usuario WHERE nome <text:span text:style-name="T8">=</text:span> 'Maria' OR nome <text:span text:style-name="T8">=</text:span> 'João';</text:p>
      <text:h text:style-name="P30" text:outline-level="2">LIMIT</text:h>
      <text:p text:style-name="P21">Você usa a cláusula <text:span text:style-name="Source_20_Text">LIMIT</text:span> para restringir o número de linhas retornadas pela consulta.</text:p>
      <text:p text:style-name="Preformatted_20_Text">select * from endereco limit 3;</text:p>
      <text:p text:style-name="P21">Se você deseja obter as x primeiras linhas depois da yª linha do conjunto de resultados, use a palavra-chave <text:span text:style-name="Source_20_Text">OFFSET</text:span>.</text:p>
      <text:p text:style-name="Preformatted_20_Text">SELECT column_list FROM table LIMIT x OFFSET y;</text:p>
      <text:p text:style-name="P4">Exemplo:</text:p>
      <text:p text:style-name="Preformatted_20_Text">select * from endereco limit 3 offset 2;</text:p>
      <text:p text:style-name="P21">Ou você pode usar a seguinte sintaxe abreviada da cláusula <text:span text:style-name="Source_20_Text">LIMIT OFFSET</text:span>:</text:p>
      <text:p text:style-name="Preformatted_20_Text">SELECT column_list FROM table LIMIT offset, row_count;</text:p>
      <text:p text:style-name="P4">Exemplo:</text:p>
      <text:p text:style-name="Preformatted_20_Text">select * from endereco limit 2, 3;</text:p>
      <text:p text:style-name="P21">Frequentemente, você encontra os usos de OFFSET em <text:span text:style-name="T10">aplicativos</text:span> web para paginação de conjuntos de resultados.</text:p>
      <text:h text:style-name="Heading_20_3" text:outline-level="3">As cláusulas LIMIT e ORDER BY</text:h>
      <text:p text:style-name="P21">A cláusula <text:span text:style-name="Source_20_Text">LIMIT</text:span> só faz sentido se usada com <text:span text:style-name="Source_20_Text">ORDER BY</text:span>. Isso porque quando você limita a quantidade de resultados, é em relação a uma ordem especificada.</text:p>
      <text:p text:style-name="P21">A cláusula <text:span text:style-name="Source_20_Text">ORDER BY</text:span> aparece antes da cláusula <text:span text:style-name="Source_20_Text">LIMIT</text:span> na instrução <text:span text:style-name="Source_20_Text">SELECT</text:span>. O SQLite ordena o conjunto de resultados antes de obter o número de linhas especificado na cláusula <text:span text:style-name="Source_20_Text">LIMIT</text:span>.</text:p>
      <text:p text:style-name="Preformatted_20_Text">select * from aluno order by data_nascimento limit 4;</text:p>
      <text:h text:style-name="Heading_20_2" text:outline-level="2">LIKE</text:h>
      <text:p text:style-name="Text_20_body">Às vezes, você não sabe exatamente a palavra-chave completa que deseja consultar. Por exemplo, você pode saber que sua música favorita contém a palavra <text:span text:style-name="T11">stairway</text:span>, mas não sabe exatamente o nome. Para consultar dados com base em informações parciais, use o operador <text:span text:style-name="Source_20_Text">LIKE</text:span> na cláusula <text:span text:style-name="Source_20_Text">WHERE</text:span> da instrução <text:span text:style-name="Source_20_Text">SELECT</text:span> da seguinte maneira:</text:p>
      <text:p text:style-name="Preformatted_20_Text">SELECT column_list FROM table_name WHERE column_1 LIKE pattern;</text:p>
      <text:p text:style-name="Text_20_body">Observe que você também pode usar o operador <text:span text:style-name="Source_20_Text">LIKE</text:span> na cláusula <text:span text:style-name="Source_20_Text">WHERE</text:span> de outras instruções, como <text:span text:style-name="Source_20_Text">DELETE</text:span> e <text:span text:style-name="Source_20_Text">UPDATE</text:span>.</text:p>
      <text:p text:style-name="Text_20_body">SQLite fornece dois curingas para a construção de padrões. Eles são sinal de porcentagem <text:span text:style-name="Source_20_Text">%</text:span> e sublinhado <text:span text:style-name="Source_20_Text">_</text:span>:</text:p>
      <text:list xml:id="list1421417131" text:style-name="L3">
        <text:list-item>
          <text:p text:style-name="P36"><text:soft-page-break/>O sinal de porcentagem <text:span text:style-name="Source_20_Text">%</text:span> corresponde a qualquer sequência de zero ou mais caracteres.</text:p>
        </text:list-item>
        <text:list-item>
          <text:p text:style-name="P36">O sublinhado <text:span text:style-name="Source_20_Text">_</text:span> corresponde a um caractere qualquer.</text:p>
        </text:list-item>
      </text:list>
      <text:p text:style-name="Text_20_body">Por exemplo, o padrão <text:span text:style-name="Source_20_Text">s%</text:span> corresponde a qualquer string que comece com <text:span text:style-name="Source_20_Text">s</text:span>, como, <text:span text:style-name="Source_20_Text">sono</text:span> e <text:span text:style-name="Source_20_Text">sapato</text:span>. E o padrão <text:span text:style-name="Source_20_Text">%ão</text:span> corresponde a qualquer string que termine com <text:span text:style-name="Source_20_Text">ão</text:span>, como, <text:span text:style-name="Source_20_Text">coração</text:span> e <text:span text:style-name="Source_20_Text">ação</text:span>. Já o padrão <text:span text:style-name="Source_20_Text">%nho%</text:span> corresponde a qualquer string que tenha <text:span text:style-name="Source_20_Text">nho</text:span>, como, <text:span text:style-name="Source_20_Text">senhora</text:span>, <text:span text:style-name="Source_20_Text">caminho</text:span> e <text:span text:style-name="Source_20_Text">nhoque</text:span>.</text:p>
      <text:p text:style-name="Text_20_body">O padrão <text:span text:style-name="Source_20_Text">f_ca</text:span> corresponde às strings <text:span text:style-name="Source_20_Text">foca</text:span> e <text:span text:style-name="Source_20_Text">fica</text:span>. E o padrão <text:span text:style-name="Source_20_Text">__ca</text:span> corresponde às strings <text:span text:style-name="Source_20_Text">foca</text:span>, <text:span text:style-name="Source_20_Text">fica</text:span>, <text:span text:style-name="Source_20_Text">dica</text:span>, <text:span text:style-name="Source_20_Text">boca</text:span>, etc.</text:p>
      <text:p text:style-name="Text_20_body">Observe que o operador <text:span text:style-name="Source_20_Text">LIKE</text:span> não faz distinção entre maiúsculas e minúsculas. Ou seja, <text:span text:style-name="Source_20_Text">"A" LIKE "a"</text:span> é verdadeiro.</text:p>
      <text:p text:style-name="P22">Para buscar alunos cujo nome começa com a letra B:</text:p>
      <text:p text:style-name="Preformatted_20_Text">select * from aluno where nome like "b%"</text:p>
      <text:p text:style-name="P22">Para buscar alunos cujo nome contenha a letra U:</text:p>
      <text:p text:style-name="Preformatted_20_Text">select * from aluno where nome like "%u%"</text:p>
      <text:h text:style-name="Heading_20_2" text:outline-level="2">NULL</text:h>
      <text:p text:style-name="Text_20_body"><text:span text:style-name="Source_20_Text">NULL</text:span> é uma palavra <text:span text:style-name="T11">reservada</text:span>. Indica que uma informação é desconhecida ou não aplicável. Por exemplo, ao registrar um aluno sem colocar o endereço, podemos usar <text:span text:style-name="Source_20_Text">NULL</text:span> no campo <text:span text:style-name="Source_20_Text">endereco_id</text:span>.</text:p>
      <text:p text:style-name="Text_20_body"><text:span text:style-name="Source_20_Text">NULL</text:span> não é igual a zero, a uma string vazia, nem igual a si mesmo. NULL não é igual a nada. Portanto, a seguinte expressão não é válida:</text:p>
      <text:p text:style-name="Preformatted_20_Text">SELECT * FROM aluno WHERE endereco_id like NULL;</text:p>
      <text:p text:style-name="Text_20_body">Para verificar se um valor é <text:span text:style-name="Source_20_Text">NULL</text:span> ou não, você usa o operador <text:span text:style-name="Source_20_Text">IS NULL</text:span>.</text:p>
      <text:p text:style-name="Preformatted_20_Text">SELECT * FROM aluno WHERE endereco_id IS NULL;</text:p>
      <text:p text:style-name="Preformatted_20_Text">SELECT * FROM aluno WHERE endereco_id IS NOT NULL;</text:p>
      <text:h text:style-name="Heading_20_2" text:outline-level="2">BETWEEN</text:h>
      <text:p text:style-name="Text_20_body">O operador <text:span text:style-name="Source_20_Text">BETWEEN</text:span> é um operador lógico que testa se um valor está em um intervalo de valores. Se o valor estiver no intervalo especificado, o <text:span text:style-name="T12">resultado do </text:span>operador <text:span text:style-name="Source_20_Text">BETWEEN</text:span> <text:span text:style-name="T12">é </text:span>verdadeiro. O operador <text:span text:style-name="Source_20_Text">BETWEEN</text:span> pode ser usado na cláusula <text:span text:style-name="Source_20_Text">WHERE</text:span> das instruções <text:span text:style-name="Source_20_Text">SELECT</text:span>, <text:span text:style-name="Source_20_Text">DELETE</text:span> <text:span text:style-name="T12">e</text:span> <text:span text:style-name="Source_20_Text">UPDATE</text:span>.</text:p>
      <text:p text:style-name="Text_20_body"><text:span text:style-name="T12">A</text:span> sintaxe do operador SQLite <text:span text:style-name="Source_20_Text">BETWEEN</text:span> <text:span text:style-name="T12">é:</text:span></text:p>
      <text:p text:style-name="Preformatted_20_Text">test_expression BETWEEN low_expression AND high_expression</text:p>
      <text:p text:style-name="Text_20_body">Observe que o operador <text:span text:style-name="Source_20_Text">BETWEEN</text:span> é inclusivo. Ele retorna verdadeiro quando <text:span text:style-name="Source_20_Text">test_expression</text:span> é menor ou igual a <text:span text:style-name="Source_20_Text">high_expression</text:span> e maior ou igual <text:span text:style-name="T12">a </text:span><text:span text:style-name="Source_20_Text">low_expression</text:span>:</text:p>
      <text:p text:style-name="Preformatted_20_Text">test_expression &gt;= low_expression AND test_expression &lt;= high_expression</text:p>
      <text:p text:style-name="P5">Para buscar alunos que nasceram entre janeiro e abril de 2020:</text:p>
      <text:p text:style-name="Preformatted_20_Text">select * from aluno where data_nascimento between "2020-03-01" and "2020-04-30";</text:p>
      <text:p text:style-name="P11"><text:span text:style-name="T12">Para buscar usuários com idade entre 18 e 65 anos</text:span>:</text:p>
      <text:p text:style-name="P10"><text:soft-page-break/>SELECT * FROM usuarios WHERE idade BETWEEN 18 AND 65;</text:p>
      <text:p text:style-name="P11">Para buscar usuários com idade menor que 18 ou maior que 65:</text:p>
      <text:p text:style-name="Preformatted_20_Text">SELECT * FROM usuarios WHERE idade NOT BETWEEN 18 AND 65;</text:p>
      <text:h text:style-name="Heading_20_2" text:outline-level="2">IN</text:h>
      <text:p text:style-name="Text_20_body">O operador IN determina se um valor corresponde a qualquer valor em uma lista ou subconsulta. A sintaxe do operador IN é:</text:p>
      <text:p text:style-name="Preformatted_20_Text">expression [NOT] IN (value_list|subquery);</text:p>
      <text:p text:style-name="Text_20_body">Onde <text:span text:style-name="Source_20_Text">expression</text:span> pode ser qualquer expressão válida ou uma coluna de uma tabela <text:span text:style-name="T12">e </text:span><text:span text:style-name="Source_20_Text">value_list|subquery</text:span> é uma lista de valores fixos ou um conjunto de resultados de uma única coluna retornada por uma subconsulta. O tipo de expressão e os valores retornados na lista devem ser os mesmos.</text:p>
      <text:p text:style-name="Text_20_body">O operador <text:span text:style-name="Source_20_Text">IN</text:span> retorna verdadeiro ou falso, dependendo se a expressão corresponde a qualquer valor da lista de valores ou não.</text:p>
      <text:p text:style-name="P5">Para buscar as matérias cuja quantidade de aulas seja 60 ou 120:</text:p>
      <text:p text:style-name="Preformatted_20_Text">select * from materia where qtd_aulas in (60,120);</text:p>
      <text:p text:style-name="Text_20_body">A consulta equivalente usando o operador OR seria:</text:p>
      <text:p text:style-name="Preformatted_20_Text">select * from materia where qtd_aulas=60 OR qtd_aulas=120;</text:p>
      <text:p text:style-name="Text_20_body">Para buscar usuários com determinados ids:</text:p>
      <text:p text:style-name="Preformatted_20_Text">SELECT * FROM usuarios WHERE id IN (2, 5, 6, 8, 9, 12, 13, 16);</text:p>
      <text:p text:style-name="Text_20_body">Como você pode ver nas consultas, usar o operador <text:span text:style-name="Source_20_Text">IN</text:span> é mais curto. Se você tiver uma consulta que usa muitos operadores OR, pode considerar o uso do operador <text:span text:style-name="Source_20_Text">IN</text:span> para tornar a consulta mais legível.</text:p>
      <text:h text:style-name="Heading_20_2" text:outline-level="2">EXISTS</text:h>
      <text:p text:style-name="Text_20_body"><text:span text:style-name="T12">O operador </text:span><text:span text:style-name="Source_20_Text"><text:span text:style-name="T12">EXISTS</text:span></text:span><text:span text:style-name="T12"> retorna v</text:span>erdadeiro <text:span text:style-name="T12">assim que a </text:span>subquery <text:span text:style-name="T12">encontrar o primeiro resultado válido.</text:span></text:p>
      <text:p text:style-name="Text_20_body">Para buscar usuários que possuem pedidos:</text:p>
      <text:p text:style-name="Preformatted_20_Text">SELECT * FROM usuarios c WHERE EXISTS (</text:p>
      <text:p text:style-name="Preformatted_20_Text">SELECT 1 FROM pedidos p WHERE c.id = p.usuarios_id);</text:p>
      <text:h text:style-name="P31" text:outline-level="2">JOIN</text:h>
      <text:p text:style-name="P5">Muitas vezes precisaremos de uma consulta que devolve colunas de mais de uma tabela. Para isso usamos o <text:span text:style-name="Source_20_Text">JOIN</text:span>.</text:p>
      <text:p text:style-name="P5">Para buscar os títulos dos álbuns e os nomes dos artistas dos álbuns:</text:p>
      <text:p text:style-name="P12">SELECT Title, Name FROM albums</text:p>
      <text:p text:style-name="P12">JOIN artists ON artists.ArtistId = albums.ArtistId;</text:p>
      <text:h text:style-name="Heading_20_1" text:outline-level="1"><text:soft-page-break/>Chave estrangeira</text:h>
      <text:p text:style-name="P23"><text:span text:style-name="T13">Especificamos o relacionamento entre duas tabelas através do que chamamos de chave estrangeira. Suponha que um </text:span><text:span text:style-name="T14">país tenha várias cidades</text:span><text:span text:style-name="T13">. </text:span><text:span text:style-name="T14">Cada cidade </text:span><text:span text:style-name="T13">está associad</text:span><text:span text:style-name="T14">a</text:span><text:span text:style-name="T13"> a apenas um </text:span><text:span text:style-name="T14">país</text:span><text:span text:style-name="T13">. Chamamos esse relacionamento de um para muitos. No caso, a tabela </text:span><text:span text:style-name="T14">cidade </text:span><text:span text:style-name="T13">ter</text:span><text:span text:style-name="T14">á</text:span><text:span text:style-name="T13"> uma coluna, conhecida como chave estrangeira, que estará vinculada à chave primária da tabela </text:span><text:span text:style-name="T14">país</text:span><text:span text:style-name="T13">. Chamamos a tabela </text:span><text:span text:style-name="T14">cidade </text:span><text:span text:style-name="T13">de </text:span><text:span text:style-name="T14">filha</text:span><text:span text:style-name="T13">, pois é a que possui a referência para a outra tabela. E a tabela </text:span><text:span text:style-name="T14">país </text:span><text:span text:style-name="T13">é chamada de </text:span><text:span text:style-name="T14">pai</text:span><text:span text:style-name="T13">. A chave estrangeira possui uma restrição para ser válida: </text:span>você não consegue colocar um valor na chave estrangeira que não existe na chave primária.</text:p>
      <text:p text:style-name="P24">O esquema da tabela país pode ser:</text:p>
      <text:p text:style-name="Preformatted_20_Text">CREATE TABLE pais (</text:p>
      <text:p text:style-name="Preformatted_20_Text"><text:s text:c="4"/>id INTEGER PRIMARY KEY,</text:p>
      <text:p text:style-name="Preformatted_20_Text"><text:s text:c="4"/>nome VARCHAR(128),</text:p>
      <text:p text:style-name="Preformatted_20_Text"><text:s text:c="4"/>idioma VARCHAR(512),</text:p>
      <text:p text:style-name="Preformatted_20_Text"><text:s text:c="4"/>presidente VARCHAR(512),</text:p>
      <text:p text:style-name="Preformatted_20_Text"><text:s text:c="4"/>area DOUBLE NOT NULL</text:p>
      <text:p text:style-name="Preformatted_20_Text">);</text:p>
      <text:p text:style-name="P24">O esquema da tabela cidade pode ser:</text:p>
      <text:p text:style-name="Preformatted_20_Text">CREATE TABLE <text:span text:style-name="T9">cidade</text:span> (</text:p>
      <text:p text:style-name="Preformatted_20_Text"><text:s text:c="4"/>id INTEGER PRIMARY KEY,</text:p>
      <text:p text:style-name="Preformatted_20_Text"><text:s text:c="4"/>nome VARCHAR(128),</text:p>
      <text:p text:style-name="Preformatted_20_Text"><text:s text:c="4"/><text:span text:style-name="T9">gentilico</text:span> VARCHAR(512),</text:p>
      <text:p text:style-name="Preformatted_20_Text"><text:s text:c="4"/>area DOUBLE NOT NULL,</text:p>
      <text:p text:style-name="P13"><text:s text:c="4"/><text:span text:style-name="T9">pais_id </text:span>INTEGER,</text:p>
      <text:p text:style-name="P13"><text:s text:c="4"/>FOREIGN KEY(<text:span text:style-name="T9">pais</text:span>_id) REFERENCES <text:span text:style-name="T9">pais</text:span>(id) ON UPDATE CASCADE</text:p>
      <text:p text:style-name="Preformatted_20_Text">);</text:p>
      <text:p text:style-name="Text_20_body">Para especificar como a restrição de chave estrangeira se comporta sempre que a chave <text:span text:style-name="T14">primária da tabela </text:span>pai é excluída ou atualizada, você usa a ação <text:span text:style-name="Source_20_Text">ON DELETE</text:span> ou <text:span text:style-name="Source_20_Text">ON UPDATE</text:span>.</text:p>
      <text:p text:style-name="Text_20_body">SQLite suporta as seguintes ações: <text:span text:style-name="Source_20_Text">SET NULL</text:span>, <text:span text:style-name="Source_20_Text">SET DEFAULT</text:span>, <text:span text:style-name="Source_20_Text">RESTRICT</text:span>, <text:span text:style-name="Source_20_Text">NO ACTION</text:span> <text:span text:style-name="T15">ou </text:span><text:span text:style-name="Source_20_Text">CASCADE</text:span>.</text:p>
      <text:p text:style-name="Text_20_body">Na prática, os valores da chave primária na tabela pai não mudam, portanto, as regras de atualização são menos importantes. A regra mais importante é a regra <text:span text:style-name="Source_20_Text"><text:span text:style-name="T15">ON </text:span></text:span><text:span text:style-name="Source_20_Text">DELETE</text:span> que especifica a ação quando a chave pai é excluída. Quando um registro da tabela pai é excluído ou sua chave primária é alterada, as seguintes <text:span text:style-name="T16">ações </text:span>podem ser definidas:</text:p>
      <text:list xml:id="list3380606415" text:style-name="L4">
        <text:list-item>
          <text:p text:style-name="P38"><text:span text:style-name="Source_20_Text">SET NULL</text:span>: <text:span text:style-name="T16">as </text:span>chaves <text:span text:style-name="T16">estrangeiras das tabelas filhas </text:span>correspondentes são definidas como <text:span text:style-name="Source_20_Text">NULL</text:span>.</text:p>
        </text:list-item>
        <text:list-item>
          <text:p text:style-name="P38"><text:span text:style-name="Source_20_Text">SET DEFAULT</text:span>: configura o valor da chave estrangeira para o valor padrão especificado na definição da coluna ao criar a tabela.</text:p>
        </text:list-item>
        <text:list-item>
          <text:p text:style-name="P38"><text:span text:style-name="Source_20_Text">RESTRICT</text:span>: não permite alterar ou excluir valores na chave <text:span text:style-name="T16">primária </text:span>da tabela pai. Este é o comportamento padrão <text:span text:style-name="T16">se nada for informado no esquema de criação da tabela filha.</text:span></text:p>
        </text:list-item>
        <text:list-item>
          <text:p text:style-name="P38"><text:span text:style-name="Source_20_Text">NO ACTION</text:span>: não significa ignorar a restrição de chave estrangeira. Tem o efeito semelhante ao RESTRICT.</text:p>
        </text:list-item>
        <text:list-item>
          <text:p text:style-name="P38"><text:span text:style-name="Source_20_Text">CASCADE</text:span>: propaga as alterações da tabela pai para a tabela filha quando você atualiza ou exclui a chave pai. Muito perigoso em <text:span text:style-name="Source_20_Text">DELETE</text:span>!!! <text:span text:style-name="T16">Pode gerar uma reação em cadeia que apaga indesejadamente dados importantes!!!</text:span></text:p>
        </text:list-item>
      </text:list>
      <text:p text:style-name="P39"><text:soft-page-break/><text:span text:style-name="T16">G</text:span>eralmente deixamos <text:span text:style-name="Source_20_Text">ON UPDATE CASCADE</text:span>, e <text:span text:style-name="Source_20_Text">ON DELETE RESTRICT</text:span>. Em alguns casos podemos ativar <text:span text:style-name="Source_20_Text">ON DELETE SET NULL</text:span>. Muito cuidado com a restrição <text:span text:style-name="Source_20_Text">ON DELETE CASCADE</text:span>!!!</text:p>
      <text:h text:style-name="P28" text:outline-level="1">o que falta</text:h>
      <text:p text:style-name="P40">https://www.sqlitetutorial.net/sqlite-group-by/</text:p>
      <text:p text:style-name="P40">https://www.sqlitetutorial.net/sqlite-having/</text:p>
      <text:p text:style-name="P40">https://www.sqlitetutorial.net/sqlite-insert/</text:p>
      <text:p text:style-name="P40">https://www.sqlitetutorial.net/sqlite-update/</text:p>
      <text:p text:style-name="P40">https://www.sqlitetutorial.net/sqlite-delete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25cm" style:contextual-spacing="true"/>
      <style:text-properties fo:color="#50200c" loext:opacity="100%"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fo:color="#50200c" loext:opacity="100%"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1:36:25.487000000</meta:creation-date>
    <dc:date>2022-05-20T23:32:07.406000000</dc:date>
    <meta:editing-duration>PT6H12M41S</meta:editing-duration>
    <meta:editing-cycles>15</meta:editing-cycles>
    <meta:generator>LibreOffice/7.2.2.2$Windows_X86_64 LibreOffice_project/02b2acce88a210515b4a5bb2e46cbfb63fe97d56</meta:generator>
    <meta:document-statistic meta:table-count="2" meta:image-count="0" meta:object-count="0" meta:page-count="9" meta:paragraph-count="225" meta:word-count="2733" meta:character-count="17107" meta:non-whitespace-character-count="14528"/>
  </office:meta>
</office:document-meta>
</file>